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F" fo:font-size="12pt" officeooo:rsid="000e8a56" officeooo:paragraph-rsid="00013982" style:font-size-asian="12pt" style:font-size-complex="12pt"/>
    </style:style>
    <style:style style:name="P2" style:family="paragraph" style:parent-style-name="Standard">
      <style:text-properties style:font-name="F"/>
    </style:style>
    <style:style style:name="P3" style:family="paragraph" style:parent-style-name="Standard">
      <style:text-properties style:font-name="F" officeooo:rsid="00013982" officeooo:paragraph-rsid="00013982"/>
    </style:style>
    <style:style style:name="P4" style:family="paragraph" style:parent-style-name="Standard">
      <style:paragraph-properties fo:margin-left="0cm" fo:margin-right="0cm" fo:margin-top="0.199cm" fo:margin-bottom="0.499cm" style:contextual-spacing="false" fo:line-height="150%" fo:text-align="justify" style:justify-single-word="false" fo:text-indent="0cm" style:auto-text-indent="false">
        <style:tab-stops/>
      </style:paragraph-properties>
      <style:text-properties style:font-name="FreeSans" fo:font-size="12pt" officeooo:paragraph-rsid="00013982" style:font-size-asian="12pt" style:font-size-complex="12pt"/>
    </style:style>
    <style:style style:name="P5" style:family="paragraph" style:parent-style-name="Standard">
      <style:paragraph-properties fo:margin-left="1.251cm" fo:margin-right="0cm" fo:line-height="150%" fo:text-align="justify" style:justify-single-word="false" fo:text-indent="-1.101cm" style:auto-text-indent="false"/>
      <style:text-properties fo:color="#000000" style:font-name="FreeSans" fo:font-size="12pt" officeooo:rsid="00112c13" officeooo:paragraph-rsid="00013982" style:font-size-asian="12pt" style:font-name-complex="FreeSans" style:font-size-complex="12pt"/>
    </style:style>
    <style:style style:name="P6" style:family="paragraph" style:parent-style-name="Standard">
      <style:paragraph-properties fo:margin-left="1.251cm" fo:margin-right="0cm" fo:line-height="150%" fo:text-align="justify" style:justify-single-word="false" fo:text-indent="-1.101cm" style:auto-text-indent="false"/>
      <style:text-properties fo:color="#000000" style:font-name="FreeSans" fo:font-size="12pt" officeooo:rsid="0031b483" officeooo:paragraph-rsid="00013982" style:font-size-asian="12pt" style:font-name-complex="FreeSans" style:font-size-complex="12pt"/>
    </style:style>
    <style:style style:name="P7" style:family="paragraph" style:parent-style-name="Standard">
      <style:paragraph-properties fo:margin-left="1.251cm" fo:margin-right="0cm" fo:line-height="150%" fo:text-align="justify" style:justify-single-word="false" fo:text-indent="-1.101cm" style:auto-text-indent="false"/>
      <style:text-properties fo:color="#000000" style:font-name="FreeSans" fo:font-size="12pt" officeooo:rsid="003bb267" officeooo:paragraph-rsid="00013982" style:font-size-asian="12pt" style:font-name-complex="FreeSans" style:font-size-complex="12pt"/>
    </style:style>
    <style:style style:name="P8" style:family="paragraph" style:parent-style-name="Standard">
      <style:paragraph-properties fo:margin-left="1.251cm" fo:margin-right="0cm" fo:line-height="150%" fo:text-align="justify" style:justify-single-word="false" fo:text-indent="-1.101cm" style:auto-text-indent="false"/>
      <style:text-properties fo:color="#000000" style:font-name="FreeSans" fo:font-size="12pt" officeooo:paragraph-rsid="00013982" style:font-size-asian="12pt" style:font-size-complex="12pt"/>
    </style:style>
    <style:style style:name="P9" style:family="paragraph" style:parent-style-name="Standard">
      <style:paragraph-properties fo:margin-left="1.251cm" fo:margin-right="0cm" fo:line-height="150%" fo:text-align="justify" style:justify-single-word="false" fo:text-indent="-1.101cm" style:auto-text-indent="false"/>
      <style:text-properties fo:color="#000000" style:font-name="FreeSans" fo:font-size="12pt" officeooo:rsid="003ce59a" officeooo:paragraph-rsid="00013982" style:font-size-asian="12pt" style:font-size-complex="12pt"/>
    </style:style>
    <style:style style:name="P10" style:family="paragraph" style:parent-style-name="Standard">
      <style:paragraph-properties fo:margin-left="0.15cm" fo:margin-right="0cm" fo:line-height="150%" fo:text-align="justify" style:justify-single-word="false" fo:text-indent="0cm" style:auto-text-indent="false"/>
      <style:text-properties fo:color="#000000" style:font-name="FreeSans" fo:font-size="12pt" officeooo:rsid="003af871" officeooo:paragraph-rsid="00013982" style:font-size-asian="12pt" style:font-name-complex="FreeSans" style:font-size-complex="12pt"/>
    </style:style>
    <style:style style:name="T1" style:family="text">
      <style:text-properties officeooo:rsid="003ce59a"/>
    </style:style>
    <style:style style:name="T2" style:family="text">
      <style:text-properties fo:font-weight="normal" style:font-weight-asian="normal" style:font-weight-complex="normal"/>
    </style:style>
    <style:style style:name="T3" style:family="text">
      <style:text-properties fo:font-weight="normal" officeooo:rsid="0058f7e7" style:font-weight-asian="normal" style:font-weight-complex="normal"/>
    </style:style>
    <style:style style:name="T4" style:family="text">
      <style:text-properties fo:font-weight="normal" officeooo:rsid="0032f0a9" style:font-weight-asian="normal" style:font-weight-complex="normal"/>
    </style:style>
    <style:style style:name="T5" style:family="text">
      <style:text-properties fo:font-weight="normal" officeooo:rsid="003aec2d" style:font-weight-asian="normal" style:font-weight-complex="normal"/>
    </style:style>
    <style:style style:name="T6" style:family="text">
      <style:text-properties fo:font-weight="normal" officeooo:rsid="003bb267" style:font-weight-asian="normal" style:font-weight-complex="normal"/>
    </style:style>
    <style:style style:name="T7" style:family="text">
      <style:text-properties fo:font-weight="normal" officeooo:rsid="003ce59a" style:font-weight-asian="normal" style:font-weight-complex="normal"/>
    </style:style>
    <style:style style:name="T8" style:family="text">
      <style:text-properties fo:font-weight="normal" style:font-weight-asian="normal" style:font-name-complex="FreeSans" style:font-weight-complex="normal"/>
    </style:style>
    <style:style style:name="T9" style:family="text">
      <style:text-properties fo:font-weight="normal" officeooo:rsid="003ce59a" style:font-weight-asian="normal" style:font-name-complex="FreeSans" style:font-weight-complex="normal"/>
    </style:style>
    <style:style style:name="T10" style:family="text">
      <style:text-properties fo:font-weight="normal" officeooo:rsid="0031b483" style:font-weight-asian="normal" style:font-name-complex="FreeSans" style:font-weight-complex="normal"/>
    </style:style>
    <style:style style:name="T11" style:family="text">
      <style:text-properties officeooo:rsid="0032f0a9"/>
    </style:style>
    <style:style style:name="T12" style:family="text">
      <style:text-properties fo:language="en" fo:country="GB" fo:font-weight="normal" style:language-asian="en" style:country-asian="US" style:font-weight-asian="normal" style:font-name-complex="FreeSans" style:font-weight-complex="normal"/>
    </style:style>
    <style:style style:name="T13" style:family="text">
      <style:text-properties fo:language="en" fo:country="GB" fo:font-weight="normal" officeooo:rsid="001ec585" style:language-asian="en" style:country-asian="US" style:font-weight-asian="normal" style:font-name-complex="FreeSans" style:font-weight-complex="normal"/>
    </style:style>
    <style:style style:name="T14" style:family="text">
      <style:text-properties fo:language="en" fo:country="GB" fo:font-weight="normal" officeooo:rsid="003ce59a" style:language-asian="en" style:country-asian="US" style:font-weight-asian="normal" style:font-name-complex="FreeSans" style:font-weight-complex="normal"/>
    </style:style>
    <style:style style:name="T15" style:family="text">
      <style:text-properties fo:language="en" fo:country="GB" fo:font-weight="normal" officeooo:rsid="0020cec6" style:language-asian="en" style:country-asian="US" style:font-weight-asian="normal" style:font-name-complex="FreeSans" style:font-weight-complex="normal"/>
    </style:style>
    <style:style style:name="T16" style:family="text">
      <style:text-properties officeooo:rsid="00406c1e"/>
    </style:style>
    <style:style style:name="T17" style:family="text">
      <style:text-properties fo:color="#000000" fo:font-weight="normal" officeooo:rsid="003ce59a" style:font-weight-asian="normal" style:font-name-complex="FreeSans" style:font-weight-complex="normal"/>
    </style:style>
    <style:style style:name="T18" style:family="text">
      <style:text-properties fo:color="#000000" fo:font-weight="normal" officeooo:rsid="003af871" style:font-weight-asian="normal" style:font-name-complex="FreeSans" style:font-weight-complex="normal"/>
    </style:style>
    <style:style style:name="T19" style:family="text">
      <style:text-properties fo:color="#000000" fo:font-weight="normal" officeooo:rsid="0058f7e7" style:font-weight-asian="normal" style:font-name-complex="FreeSans" style:font-weight-complex="normal"/>
    </style:style>
    <style:style style:name="T20" style:family="text">
      <style:text-properties officeooo:rsid="00013982"/>
    </style:style>
    <style:style style:name="T21" style:family="text">
      <style:text-properties officeooo:rsid="00112c13"/>
    </style:style>
    <style:style style:name="T22" style:family="text">
      <style:text-properties officeooo:rsid="0041c9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Specimen Open Lock Language:</text:p>
      <text:p text:style-name="P3"/>
      <text:p text:style-name="P1"/>
      <text:p text:style-name="P1">The following wording <text:span text:style-name="T20">was drafted for Anglo-American and Roman Dutch </text:span>common law jurisdictions, <text:span text:style-name="T20">however</text:span> it may require modification to suit the law of a specific jurisdictio<text:span text:style-name="T20">n.</text:span></text:p>
      <text:p text:style-name="P2"/>
      <text:p text:style-name="Standard"/>
      <text:p text:style-name="Standard"/>
      <text:p text:style-name="P5">Open Lock</text:p>
      <text:p text:style-name="P6"/>
      <text:p text:style-name="P6">“ <text:span text:style-name="T1">XX.1. Notwithstanding any other provision the company shall not </text:span></text:p>
      <text:p text:style-name="P6"><text:span text:style-name="T1">X</text:span>X.1.1 <text:span text:style-name="T11">communicate copyright works (other than computer programs) or data to the public under any terms without offering the same works or data under a licence or permission that complies with the Open Definition. The </text:span><text:span text:style-name="T4">Open Definition, refers to the Open Definition </text:span><text:span text:style-name="T5">maintained</text:span><text:span text:style-name="T4"> by Open Knowledge, current at the time </text:span><text:span text:style-name="T6">this</text:span><text:span text:style-name="T4"> provision </text:span><text:span text:style-name="T7">becomes</text:span><text:span text:style-name="T4"> </text:span><text:span text:style-name="T6">effective </text:span><text:span text:style-name="T4">and any subsequent version for as long as Open Knowledge is steward of the Open Definition </text:span><text:span text:style-name="T6">and is </text:span><text:span text:style-name="T4">incorporated by reference </text:span><text:span text:style-name="T6">(</text:span><text:a xlink:type="simple" xlink:href="http://opendefinition.org/"><text:span text:style-name="T3">http://opendefinition.org/</text:span></text:a><text:span text:style-name="T3"> </text:span><text:span text:style-name="T6">). Provided that the Company may communicate works or data under terms more restrictive than the Open Definition if </text:span><text:span text:style-name="T7">simultaneous w</text:span><text:span text:style-name="T6">ith the </text:span><text:span text:style-name="T7">initial </text:span><text:span text:style-name="T6">communication it gives a public undertaking to offer the same works or data under terms that comply with the Open Definition within ninety (90) days of the initial communication and subsequently complies with the undertaking.</text:span></text:p>
      <text:p text:style-name="P7"><text:span text:style-name="T7">X</text:span><text:span text:style-name="T2">X.1.2. distribute copies of </text:span><text:span text:style-name="T11">a computer program without </text:span>offering the <text:span text:style-name="T1">same </text:span>computer program <text:span text:style-name="T11">under a licence or permission regime that complies with the Open Source Definition. The </text:span><text:span text:style-name="T4">Open </text:span><text:span text:style-name="T2">Source </text:span><text:span text:style-name="T4">Definition, refers to the Open </text:span><text:span text:style-name="T2">Source </text:span><text:span text:style-name="T4">Definition </text:span><text:span text:style-name="T5">maintained</text:span><text:span text:style-name="T4"> by </text:span><text:span text:style-name="T2">the </text:span><text:span text:style-name="T4">Open </text:span><text:span text:style-name="T2">Source Initiative </text:span><text:span text:style-name="T4"><text:s/>current at the time </text:span><text:span text:style-name="T2">becomes effective </text:span><text:span text:style-name="T4">and any subsequent version for as long as </text:span><text:span text:style-name="T7">the </text:span><text:span text:style-name="T4">Open </text:span><text:span text:style-name="T7">Source Initiative </text:span><text:span text:style-name="T4">is steward of the Open </text:span><text:span text:style-name="T7">Source </text:span><text:span text:style-name="T4">Definition </text:span><text:span text:style-name="T2">and is </text:span><text:span text:style-name="T4">incorporated by reference </text:span><text:span text:style-name="T7">(</text:span><text:a xlink:type="simple" xlink:href="https://opensource.org/osd"><text:span text:style-name="T3">https://opensource.org/osd</text:span></text:a><text:span text:style-name="T3"> </text:span><text:span text:style-name="T7">)</text:span><text:span text:style-name="T4"> </text:span><text:span text:style-name="T2">.</text:span></text:p>
      <text:p text:style-name="P8"><text:span text:style-name="T9">XX.1.3 </text:span><text:span text:style-name="T2">apply for </text:span><text:span text:style-name="T7">or obtain </text:span><text:span text:style-name="T2">a patent that will affect the efficacy of an open license;</text:span></text:p>
      <text:p text:style-name="P8"><text:span text:style-name="T7">XX.1.4 </text:span><text:span text:style-name="T2">apply for a patent that covers or effectively covers the operation of a computer program;</text:span></text:p>
      <text:p text:style-name="P8"><text:span text:style-name="T9">XX.1.5 </text:span><text:span text:style-name="T10">charge royalties for any use of </text:span><text:span text:style-name="T9">any </text:span><text:span text:style-name="T13">patent, right to inventions, registered design, semi-conductor product and mask right, design right, trade marks, copyright, </text:span><text:soft-page-break/><text:span text:style-name="T13">neighbouring rights database rights and a</text:span><text:span text:style-name="T14">ny </text:span><text:span text:style-name="T13">rights having equivalent or similar effect which may exist anywhere in the world, </text:span><text:span text:style-name="T10">required to comply with an open standard;</text:span></text:p>
      <text:p text:style-name="P9"><text:span text:style-name="T10">X</text:span><text:span text:style-name="T8">X.1.6 distribute hardware without offering </text:span><text:span text:style-name="T15">an irrevocable non-exclusive royalty free license or licen</text:span><text:span text:style-name="T12">ces that allows anyone to </text:span><text:span text:style-name="T15">make, use, sell, offer for sale, import or distribute </text:span><text:span text:style-name="T12">copies or derivatives of the hardware </text:span><text:span text:style-name="T15">conditional only upon attribution and share-alike requirements.</text:span></text:p>
      <text:p text:style-name="P5"><text:tab/></text:p>
      <text:p text:style-name="P5">“XXX. Provision/s (<text:span text:style-name="T16">X</text:span>, <text:span text:style-name="T16">XX</text:span>, <text:span text:style-name="T16">XXX</text:span>, <text:span text:style-name="T16">XXXX</text:span>) may only be changed with the prior written agreement of <text:span text:style-name="T20">[insert name of golden shareholder e.g. </text:span>SF Isle of Man Limited.<text:span text:style-name="T20">]</text:span>”</text:p>
      <text:p text:style-name="P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2:49:22.056636016</meta:creation-date>
    <dc:date>2016-06-17T12:53:45.419345463</dc:date>
    <meta:editing-duration>P0D</meta:editing-duration>
    <meta:editing-cycles>1</meta:editing-cycles>
    <meta:document-statistic meta:table-count="0" meta:image-count="0" meta:object-count="0" meta:page-count="2" meta:paragraph-count="12" meta:word-count="399" meta:character-count="2600" meta:non-whitespace-character-count="2209"/>
    <meta:generator>LibreOffice/4.2.8.2$Linux_X86_64 LibreOffice_project/420m0$Build-2</meta:generator>
  </office:meta>
</office:document-meta>
</file>